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17.595cm"/>
    </style:style>
    <style:style style:name="Tabla1.A1" style:family="table-cell">
      <style:table-cell-properties fo:background-color="#c0c0c0" fo:padding="0.097cm" fo:border="0.05pt solid #eeeeee">
        <style:background-image/>
      </style:table-cell-properties>
    </style:style>
    <style:style style:name="Tabla2" style:family="table">
      <style:table-properties style:width="17.595cm" fo:margin-left="0cm" fo:margin-top="0cm" fo:margin-bottom="0cm" table:align="left" fo:keep-with-next="always"/>
    </style:style>
    <style:style style:name="Tabla2.A" style:family="table-column">
      <style:table-column-properties style:column-width="8.797cm"/>
    </style:style>
    <style:style style:name="Tabla2.B" style:family="table-column">
      <style:table-column-properties style:column-width="8.798cm"/>
    </style:style>
    <style:style style:name="Tabla2.1" style:family="table-row">
      <style:table-row-properties style:min-row-height="2.355cm"/>
    </style:style>
    <style:style style:name="Tabla2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2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17.595cm"/>
    </style:style>
    <style:style style:name="Tabla3.A1" style:family="table-cell">
      <style:table-cell-properties fo:padding="0.097cm" fo:border="0.05pt solid #ffffff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4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17.595cm"/>
    </style:style>
    <style:style style:name="Tabla5.A1" style:family="table-cell">
      <style:table-cell-properties fo:background-color="#c0c0c0" fo:padding="0.097cm" fo:border="0.05pt solid #eeeeee">
        <style:background-image/>
      </style:table-cell-properties>
    </style:style>
    <style:style style:name="Tabla6" style:family="table">
      <style:table-properties style:width="17.595cm" fo:margin-left="0cm" fo:margin-top="0cm" fo:margin-bottom="0cm" table:align="left" fo:keep-with-next="always"/>
    </style:style>
    <style:style style:name="Tabla6.A" style:family="table-column">
      <style:table-column-properties style:column-width="8.797cm"/>
    </style:style>
    <style:style style:name="Tabla6.B" style:family="table-column">
      <style:table-column-properties style:column-width="8.798cm"/>
    </style:style>
    <style:style style:name="Tabla6.1" style:family="table-row">
      <style:table-row-properties style:min-row-height="2.355cm"/>
    </style:style>
    <style:style style:name="Tabla6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6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17.595cm"/>
    </style:style>
    <style:style style:name="Tabla7.A1" style:family="table-cell">
      <style:table-cell-properties fo:padding="0.097cm" fo:border="0.05pt solid #ffffff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8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P1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2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4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2pt" style:font-size-asian="12pt" style:font-size-complex="12pt"/>
    </style:style>
    <style:style style:name="P5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6" style:family="paragraph" style:parent-style-name="Heading_20_1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Header">
      <style:paragraph-properties fo:margin-left="0cm" fo:margin-right="0cm" fo:line-height="150%" fo:text-indent="0cm" style:auto-text-indent="false"/>
    </style:style>
    <style:style style:name="P9" style:family="paragraph" style:parent-style-name="Standard">
      <style:paragraph-properties fo:break-before="page"/>
      <style:text-properties style:font-name="Arial"/>
    </style:style>
    <style:style style:name="P10" style:family="paragraph" style:parent-style-name="Heading">
      <style:paragraph-properties fo:line-height="100%" fo:text-align="start" style:justify-single-word="false" fo:break-before="page"/>
      <style:text-properties style:font-name="Arial" fo:font-size="14pt" style:font-size-asian="14pt" style:font-size-complex="14pt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Arial" fo:font-size="9pt" style:font-size-asian="9pt" style:font-size-complex="9pt"/>
    </style:style>
    <style:style style:name="P12" style:family="paragraph" style:parent-style-name="Text_20_body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color="#ffffff" style:font-name="Arial" fo:font-size="12pt" fo:font-weight="bold" fo:background-color="transparent" style:font-size-asian="12pt" style:font-weight-asian="bold" style:font-size-complex="12pt" style:font-weight-complex="bold"/>
    </style:style>
    <style:style style:name="P15" style:family="paragraph" style:parent-style-name="Header">
      <style:paragraph-properties fo:text-align="start" style:justify-single-word="false"/>
      <style:text-properties style:font-name="Arial" fo:font-size="9pt" style:font-size-asian="9pt" style:font-size-complex="9pt"/>
    </style:style>
    <style:style style:name="P16" style:family="paragraph" style:parent-style-name="Header" style:master-page-name="">
      <style:paragraph-properties fo:text-align="start" style:justify-single-word="false" style:page-number="auto" fo:break-before="page"/>
      <style:text-properties style:font-name="Arial" fo:font-size="11pt" style:font-size-asian="11pt" style:font-size-complex="11pt"/>
    </style:style>
    <style:style style:name="P17" style:family="paragraph" style:parent-style-name="Header">
      <style:paragraph-properties fo:margin-left="2.501cm" fo:margin-right="0cm" fo:line-height="150%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T1" style:family="text">
      <style:text-properties fo:font-size="14pt" style:text-underline-style="none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Arial" fo:font-size="13pt" style:font-size-asian="13pt" style:font-size-complex="13pt"/>
    </style:style>
    <style:style style:name="T4" style:family="text">
      <style:text-properties style:font-name="Arial" fo:font-size="9pt" style:font-size-asian="9pt" style:font-size-complex="9pt"/>
    </style:style>
    <style:style style:name="T5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 style:font-name="Arial" fo:font-size="9pt" fo:font-weight="bold" fo:background-color="transparent" style:font-size-asian="9pt" style:font-weight-asian="bold" style:font-size-complex="9pt" style:font-weight-complex="bold"/>
    </style:style>
    <style:style style:name="T9" style:family="text">
      <style:text-properties fo:color="#000000" style:text-underline-style="none" fo:font-weight="bold" fo:background-color="transparent" style:font-weight-asian="bold" style:font-weight-complex="bold"/>
    </style:style>
    <style:style style:name="T10" style:family="text">
      <style:text-properties fo:color="#000000" style:text-underline-style="none" fo:font-weight="normal" fo:background-color="transparent" style:font-weight-asian="normal" style:font-weight-complex="normal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000000" style:font-name="Arial" fo:font-size="9pt" style:text-underline-style="none" fo:font-weight="bold" fo:background-color="transparent" style:font-size-asian="9pt" style:font-weight-asian="bold" style:font-size-complex="9pt" style:font-weight-complex="bold"/>
    </style:style>
    <style:style style:name="T14" style:family="text">
      <style:text-properties fo:color="#000000" style:font-name="Arial" fo:font-size="9pt" style:text-underline-style="none" fo:font-weight="normal" fo:background-color="transparent" style:font-size-asian="9pt" style:font-weight-asian="normal" style:font-size-complex="9pt" style:font-weight-complex="normal"/>
    </style:style>
    <style:style style:name="T15" style:family="text">
      <style:text-properties fo:color="#000000" style:font-name="Arial" fo:font-size="9pt" fo:font-weight="normal" fo:background-color="transparent" style:font-size-asian="9pt" style:font-weight-asian="normal" style:font-size-complex="9pt" style:font-weight-complex="normal"/>
    </style:style>
    <style:style style:name="T16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recibo in objects"&gt;</text:placeholder></text:p>
      <text:p text:style-name="P3"><text:placeholder text:placeholder-type="text">&lt;setLang('es_AR')&gt;</text:placeholder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4">Recibo de anticipo de retornos a cuenta de excedentes <text:s text:c="14"/><text:span text:style-name="T1">N°: </text:span><text:s text:c="2"/><text:span text:style-name="T2"><text:placeholder text:placeholder-type="text">&lt;recibo.number&gt;</text:placeholder></text:span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"><text:placeholder text:placeholder-type="text">&lt;company.party.full_name.upper()&gt;</text:placeholder></text:p>
            <text:p text:style-name="P11"><text:span text:style-name="T7">Matrícula </text:span><text:span text:style-name="T7"><text:placeholder text:placeholder-type="text">&lt;company.party.controlling_entity.upper()&gt;</text:placeholder></text:span><text:span text:style-name="T7"> </text:span><text:span text:style-name="T11">N</text:span><text:span text:style-name="T9">° </text:span><text:span text:style-name="T10"><text:placeholder text:placeholder-type="text">&lt;company.party.controlling_entity_number&gt;</text:placeholder></text:span></text:p>
            <text:p text:style-name="P11"><text:span text:style-name="T9">CUIT N° </text:span><text:span text:style-name="T10"><text:placeholder text:placeholder-type="text">&lt;vat_number&gt;</text:placeholder></text:span></text:p>
            <text:p text:style-name="P16"><text:placeholder text:placeholder-type="text">&lt;if test="company.party.addresses"&gt;</text:placeholder></text:p>
            <text:p text:style-name="P15"><text:placeholder text:placeholder-type="text">&lt;for each="line in company.party.addresses[0].full_address.split('-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  <text:p text:style-name="P7"><text:placeholder text:placeholder-type="text">&lt;/if&gt;</text:placeholder></text:p>
          </table:table-cell>
          <table:table-cell table:style-name="Tabla2.B1" office:value-type="string">
            <text:p text:style-name="P8"><text:span text:style-name="Line_20_numbering"><text:span text:style-name="T3"/></text:span></text:p>
            <text:p text:style-name="P8"><text:span text:style-name="Line_20_numbering"><text:span text:style-name="T12">N</text:span></text:span><text:span text:style-name="Line_20_numbering"><text:span text:style-name="T13">° de asociado</text:span></text:span><text:span text:style-name="Line_20_numbering"><text:span text:style-name="T4"> </text:span></text:span><text:span text:style-name="Line_20_numbering"><text:span text:style-name="T15"><text:placeholder text:placeholder-type="text">&lt;recibo.partner.file&gt;</text:placeholder></text:span></text:span></text:p>
            <text:p text:style-name="P8"><text:span text:style-name="Line_20_numbering"><text:span text:style-name="T5">Apellido y Nombres </text:span></text:span><text:span text:style-name="Line_20_numbering"><text:span text:style-name="T15"><text:placeholder text:placeholder-type="text">&lt;recibo.partner.last_name&gt;</text:placeholder></text:span></text:span><text:span text:style-name="Line_20_numbering"><text:span text:style-name="T15">, </text:span></text:span><text:span text:style-name="Line_20_numbering"><text:span text:style-name="T8"><text:s/></text:span></text:span><text:span text:style-name="Line_20_numbering"><text:span text:style-name="T15"><text:placeholder text:placeholder-type="text">&lt;recibo.partner.first_name&gt;</text:placeholder></text:span></text:span></text:p>
            <text:p text:style-name="P8"><text:span text:style-name="Line_20_numbering"><text:span text:style-name="T5">Domicilio </text:span></text:span><text:span text:style-name="Line_20_numbering"><text:span text:style-name="T15"><text:placeholder text:placeholder-type="text">&lt;recibo.partner.party.addresses[0].street&gt;</text:placeholder></text:span></text:span></text:p>
            <text:p text:style-name="P8"><text:span text:style-name="Line_20_numbering"><text:span text:style-name="T5">CUIT </text:span></text:span><text:span text:style-name="Line_20_numbering"><text:span text:style-name="T12">N</text:span></text:span><text:span text:style-name="Line_20_numbering"><text:span text:style-name="T13">° </text:span></text:span><text:span text:style-name="Line_20_numbering"><text:span text:style-name="T14"><text:placeholder text:placeholder-type="text">&lt;recibo.partner.party.vat_number&gt;</text:placeholder></text:span></text:span></text:p>
            <text:p text:style-name="P8"><text:span text:style-name="Line_20_numbering"><text:span text:style-name="T13">DNI N° </text:span></text:span><text:span text:style-name="Line_20_numbering"><text:span text:style-name="T14"><text:placeholder text:placeholder-type="text">&lt;recibo.partner.dni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6">Recibí conforme la suma de Pesos <text:span text:style-name="T7"><text:placeholder text:placeholder-type="text">&lt;sing_number&gt;</text:placeholder></text:span> en concepto de <text:span text:style-name="T7">anticipo de retornos a cuenta de excedentes</text:span> por mi aporte como trabajador asociado.</text:p>
            <text:p text:style-name="P2"/>
            <text:p text:style-name="P12"><text:span text:style-name="T7">Son</text:span> <text:placeholder text:placeholder-type="text">&lt;formatLang(recibo.amount, recibo.party.lang, currency=recibo.currency)&gt;</text:placeholder></text:p>
            <text:p text:style-name="P12"><text:span text:style-name="T7">Lugar </text:span><text:placeholder text:placeholder-type="text">&lt;company.party.addresses[0].subdivision.name&gt;</text:placeholder> <text:s/>y <text:span text:style-name="T7">Fecha </text:span><text:span text:style-name="Line_20_numbering"><text:placeholder text:placeholder-type="text">&lt;formatLang(recibo.date, recibo.party.lang)&gt;</text:placeholder></text:span></text:p>
            <text:p text:style-name="P12"><text:span text:style-name="Line_20_numbering"/></text:p>
            <text:p text:style-name="P12"><text:span text:style-name="Line_20_numbering"/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"><text:s text:c="2"/>---------------------------------------------------------</text:p>
            <text:p text:style-name="P17">Firma del asociado</text:p>
          </table:table-cell>
          <table:table-cell table:style-name="Tabla4.B1" office:value-type="string">
            <text:p text:style-name="P4"><text:span text:style-name="Line_20_numbering"><text:span text:style-name="T6"><text:s text:c="3"/>--------------------------------------------------------</text:span></text:span></text:p>
            <text:p text:style-name="P13"><text:span text:style-name="Line_20_numbering"><text:span text:style-name="T6">Firma autorizado por empresa</text:span></text:span></text:p>
          </table:table-cell>
        </table:table-row>
      </table:table>
      <text:p text:style-name="Text_20_body"/>
      <table:table table:name="Tabla5" table:style-name="Tabla5">
        <table:table-column table:style-name="Tabla5.A"/>
        <table:table-row>
          <table:table-cell table:style-name="Tabla5.A1" office:value-type="string">
            <text:p text:style-name="P14">Recibo de anticipo de retornos a cuenta de excedentes <text:s text:c="14"/><text:span text:style-name="T1">N°: </text:span><text:s text:c="2"/><text:span text:style-name="T2"><text:placeholder text:placeholder-type="text">&lt;recibo.number&gt;</text:placeholder></text:span>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0"><text:placeholder text:placeholder-type="text">&lt;company.party.full_name.upper()&gt;</text:placeholder></text:p>
            <text:p text:style-name="P11"><text:span text:style-name="T7">Matrícula </text:span><text:span text:style-name="T7"><text:placeholder text:placeholder-type="text">&lt;company.party.controlling_entity.upper()&gt;</text:placeholder></text:span><text:span text:style-name="T7"> </text:span><text:span text:style-name="T11">N</text:span><text:span text:style-name="T9">° </text:span><text:span text:style-name="T10"><text:placeholder text:placeholder-type="text">&lt;company.party.controlling_entity_number&gt;</text:placeholder></text:span></text:p>
            <text:p text:style-name="P11"><text:span text:style-name="T9">CUIT N° </text:span><text:span text:style-name="T10"><text:placeholder text:placeholder-type="text">&lt;vat_number&gt;</text:placeholder></text:span></text:p>
            <text:p text:style-name="P16"><text:placeholder text:placeholder-type="text">&lt;if test="company.party.addresses"&gt;</text:placeholder></text:p>
            <text:p text:style-name="P15"><text:placeholder text:placeholder-type="text">&lt;for each="line in company.party.addresses[0].full_address.split('-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  <text:p text:style-name="P7"><text:placeholder text:placeholder-type="text">&lt;/if&gt;</text:placeholder></text:p>
          </table:table-cell>
          <table:table-cell table:style-name="Tabla6.B1" office:value-type="string">
            <text:p text:style-name="P8"><text:span text:style-name="Line_20_numbering"><text:span text:style-name="T3"/></text:span></text:p>
            <text:p text:style-name="P8"><text:span text:style-name="Line_20_numbering"><text:span text:style-name="T12">N</text:span></text:span><text:span text:style-name="Line_20_numbering"><text:span text:style-name="T13">° de asociado</text:span></text:span><text:span text:style-name="Line_20_numbering"><text:span text:style-name="T4"> </text:span></text:span><text:span text:style-name="Line_20_numbering"><text:span text:style-name="T15"><text:placeholder text:placeholder-type="text">&lt;recibo.partner.file&gt;</text:placeholder></text:span></text:span></text:p>
            <text:p text:style-name="P8"><text:span text:style-name="Line_20_numbering"><text:span text:style-name="T5">Apellido y Nombres </text:span></text:span><text:span text:style-name="Line_20_numbering"><text:span text:style-name="T15"><text:placeholder text:placeholder-type="text">&lt;recibo.partner.last_name&gt;</text:placeholder></text:span></text:span><text:span text:style-name="Line_20_numbering"><text:span text:style-name="T15">, </text:span></text:span><text:span text:style-name="Line_20_numbering"><text:span text:style-name="T8"><text:s/></text:span></text:span><text:span text:style-name="Line_20_numbering"><text:span text:style-name="T15"><text:placeholder text:placeholder-type="text">&lt;recibo.partner.first_name&gt;</text:placeholder></text:span></text:span></text:p>
            <text:p text:style-name="P8"><text:span text:style-name="Line_20_numbering"><text:span text:style-name="T5">Domicilio </text:span></text:span><text:span text:style-name="Line_20_numbering"><text:span text:style-name="T15"><text:placeholder text:placeholder-type="text">&lt;recibo.partner.party.addresses[0].street&gt;</text:placeholder></text:span></text:span></text:p>
            <text:p text:style-name="P8"><text:span text:style-name="Line_20_numbering"><text:span text:style-name="T5">CUIT </text:span></text:span><text:span text:style-name="Line_20_numbering"><text:span text:style-name="T12">N</text:span></text:span><text:span text:style-name="Line_20_numbering"><text:span text:style-name="T13">° </text:span></text:span><text:span text:style-name="Line_20_numbering"><text:span text:style-name="T14"><text:placeholder text:placeholder-type="text">&lt;recibo.partner.party.vat_number&gt;</text:placeholder></text:span></text:span></text:p>
            <text:p text:style-name="P8"><text:span text:style-name="Line_20_numbering"><text:span text:style-name="T13">DNI N° </text:span></text:span><text:span text:style-name="Line_20_numbering"><text:span text:style-name="T14"><text:placeholder text:placeholder-type="text">&lt;recibo.partner.dni&gt;</text:placeholder></text:span></text:span></text:p>
          </table:table-cell>
        </table:table-row>
      </table:table>
      <table:table table:name="Tabla7" table:style-name="Tabla7">
        <table:table-column table:style-name="Tabla7.A"/>
        <table:table-row>
          <table:table-cell table:style-name="Tabla7.A1" office:value-type="string">
            <text:p text:style-name="P6">Recibí conforme la suma de Pesos <text:span text:style-name="T7"><text:placeholder text:placeholder-type="text">&lt;sing_number&gt;</text:placeholder></text:span> en concepto de <text:span text:style-name="T7">anticipo de retornos a cuenta de excedentes</text:span> por mi aporte como trabajador asociado.</text:p>
            <text:p text:style-name="P2"/>
            <text:p text:style-name="P12"><text:span text:style-name="T7">Son</text:span> <text:placeholder text:placeholder-type="text">&lt;formatLang(recibo.amount, recibo.party.lang, currency=recibo.currency)&gt;</text:placeholder></text:p>
            <text:p text:style-name="P12"><text:span text:style-name="T7">Lugar </text:span><text:placeholder text:placeholder-type="text">&lt;company.party.addresses[0].subdivision.name&gt;</text:placeholder> <text:s/>y <text:span text:style-name="T7">Fecha </text:span><text:span text:style-name="Line_20_numbering"><text:placeholder text:placeholder-type="text">&lt;formatLang(recibo.date, recibo.party.lang)&gt;</text:placeholder></text:span></text:p>
            <text:p text:style-name="P12"><text:span text:style-name="Line_20_numbering"/></text:p>
            <text:p text:style-name="P12"><text:span text:style-name="Line_20_numbering"/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5"><text:s text:c="2"/>---------------------------------------------------------</text:p>
            <text:p text:style-name="P17">Firma del asociado</text:p>
          </table:table-cell>
          <table:table-cell table:style-name="Tabla8.B1" office:value-type="string">
            <text:p text:style-name="P4"><text:span text:style-name="Line_20_numbering"><text:span text:style-name="T6"><text:s text:c="3"/>--------------------------------------------------------</text:span></text:span></text:p>
            <text:p text:style-name="P13"><text:span text:style-name="Line_20_numbering"><text:span text:style-name="T6">Firma autorizado por empresa</text:span></text:span></text:p>
          </table:table-cell>
        </table:table-row>
      </table:table>
      <text:p text:style-name="P1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3" meta:paragraph-count="45" meta:word-count="180" meta:character-count="2220" meta:non-whitespace-character-count="2039"/>
    <meta:user-defined meta:name="Info 1"/>
    <meta:user-defined meta:name="Info 2"/>
    <meta:user-defined meta:name="Info 3"/>
    <meta:user-defined meta:name="Info 4"/>
  </office:meta>
</office:document-meta>
</file>